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51c4" officeooo:paragraph-rsid="001351c4"/>
    </style:style>
    <style:style style:name="P2" style:family="paragraph" style:parent-style-name="Standard">
      <style:paragraph-properties fo:text-align="justify" style:justify-single-word="false"/>
      <style:text-properties fo:font-style="italic" officeooo:rsid="001453a4" officeooo:paragraph-rsid="001453a4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49d9a" officeooo:paragraph-rsid="00149d9a" style:font-style-asian="italic" style:font-style-complex="italic"/>
    </style:style>
    <style:style style:name="P4" style:family="paragraph" style:parent-style-name="Standard">
      <style:text-properties fo:font-style="italic" officeooo:rsid="00154f63" officeooo:paragraph-rsid="00154f63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154f63" officeooo:paragraph-rsid="00154f63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<text:span text:style-name="T1">Jessica WILKINSON et Jared THOMPSON,</text:span> 2005 Status Report on Comensatory Mitigation in the United States<text:span text:style-name="T1">, Environmental Law Institute, avril 2006, Washington, 110 p.</text:span></text:p>
      <text:p text:style-name="P2"/>
      <text:p text:style-name="P2"><text:span text:style-name="T1">Arrêté du 20 décembre 2004 diwant la liste des animaux de la faune marine protégés sur l'ensemble du territoire, Journal Officiel du 7 janvier 2005.</text:span></text:p>
      <text:p text:style-name="P2"/>
      <text:p text:style-name="P2"><text:span text:style-name="T1">Claire TUTENUIT et Camille STEHLIN, « Combien valent les excargots, lorsqu'ils ne sont pas de Bourgogne ? La biodiversié : quelles valeurs ? Et pour quelles décisions? », </text:span>Annales des Mines – Responsabilité et environnement<text:span text:style-name="T1">, 2009/2 n° 54, p. 23-29.</text:span></text:p>
      <text:p text:style-name="P2"/>
      <text:p text:style-name="P2"><text:span text:style-name="T1">Déclaration « No biodiversity Offsets » : </text:span><text:a xlink:type="simple" xlink:href="http://no-biodiversity-offsets.makenoise.org/francais/"><text:span text:style-name="T1">http://no-biodiversity-offsets.makenoise.org/francais/</text:span></text:a></text:p>
      <text:p text:style-name="P2"/>
      <text:p text:style-name="P2"><text:span text:style-name="T1">« Compensation environnementale réduisez l'impact de vos projets d'aménagement », Office national des forêts,</text:span></text:p>
      <text:p text:style-name="P2"/>
      <text:p text:style-name="P2">«<text:span text:style-name="T1"> Compenser les atteintes à la biodiversité : expériences internationales et enseignements pour la France », </text:span>Le point sur<text:span text:style-name="T1">, Commissariat général au développement durable, n° 133, août 2012, 4 p.</text:span></text:p>
      <text:p text:style-name="P2"/>
      <text:p text:style-name="P2"><text:span text:style-name="T1">Fabien QUÉTIER et al., « Les enjeux de l'équivalence écologique pour la conception et le dimensionnement de mesures compensatoires d'impacts sur la biodiversité et les milieux naturels », Sciences eaux &amp; territoires, article hors-série – 2012, 7 p.</text:span></text:p>
      <text:p text:style-name="P2"/>
      <text:p text:style-name="P3"><text:span text:style-name="T1">« Standard on Biodiversity Offsets », </text:span>Business and Biodiversity Offsets Programme <text:span text:style-name="T1">(BBOP), 2012, Washington, D.C., 29 p.</text:span></text:p>
      <text:p text:style-name="P3"/>
      <text:p text:style-name="P3"><text:span text:style-name="T1">« To No Net Loss and Beyond: An Overview of the Business and Biodiversity Offsets Programme », </text:span>Business and Biodiversity Offsets Programme (BBOP)<text:span text:style-name="T1">, 2013, Washington, D.C., 35 p.</text:span></text:p>
      <text:p text:style-name="P3"/>
      <text:p text:style-name="P3"><text:span text:style-name="T1">Catherine ROCHE, « évaluation des incidences d'un projet d'aménagement sur une zone Natura 2000 », </text:span>Actualités juridiques du Droit administratif<text:span text:style-name="T1">, 2014, p 807-811.</text:span></text:p>
      <text:p text:style-name="P3"/>
      <text:p text:style-name="P3">Guide « espèces protégées, aménagements et infrastructures » Recommandations pour la prise en compte des enjeux liés aux espèces protégées et pour la conduite d’éventuelles procédures de dérogation au sens des articles L. 411-1 et L. 411-2 du code de l’environnement dans le cadre des projets d’aménagements et d’infrastructures<text:span text:style-name="T1">, Ministère de l'écologie, du Développement durable et de l'Énergie, Paris, 65 p.</text:span></text:p>
      <text:p text:style-name="P3"/>
      <text:p text:style-name="P3"><text:span text:style-name="T1">E. ROYER, « Indemnité compensatoire de contraintes environnementales »</text:span>, Dalloz actualité, <text:span text:style-name="T1">16 mai 2008, 1 p.</text:span></text:p>
      <text:p text:style-name="P3"/>
      <text:p text:style-name="P3"><text:span text:style-name="T1">Hélène SOYER et al., </text:span>La compensation écologique état des lieux &amp; recommandations<text:span text:style-name="T1">, Union internationale pour la conservation de la Nature France, 2011, Paris, 44 p.</text:span></text:p>
      <text:p text:style-name="P3"/>
      <text:p text:style-name="P3"><text:span text:style-name="T1">Séverine HUBERT et al., « Lignes directrices nationales sur la séquence éviter, réduire et compenser les impacts sur les milieux naturels », </text:span>Références<text:span text:style-name="T1">, Commissariat général au développement durable, Direction de l'eau et de la biodiversité, Octobre 2013, 232 p.</text:span></text:p>
      <text:p text:style-name="P3"/>
      <text:p text:style-name="P5"><text:span text:style-name="T1">Sylvie VANPEENE-BRUHIER, Pierre-André PISSARD et Christelle BASSI, « Mesures compensatoires des atteintes à l'environnement dans les projets d'infrastructures : de nouvelles </text:span><text:soft-page-break/><text:span text:style-name="T1">exigences réglementaires pour une amélioration des pratiques ? » </text:span>Sciences Eaux &amp; Territoires<text:span text:style-name="T1">, Hors-série n°9, 2013, 7 p.</text:span></text:p>
      <text:p text:style-name="P5"/>
      <text:p text:style-name="P5">Modalités de mise en œuvre des mesures compensatoires<text:span text:style-name="T1">, Direction régionale de l'environnement, de l'aménagement et du logement de Franche-Comté, Besançon, 5 janvier 2011, 14 p.</text:span></text:p>
      <text:p text:style-name="P5"/>
      <text:p text:style-name="P5"><text:span text:style-name="T1">« Ecosystems and human well-being », Milienium ecosystem assessment</text:span></text:p>
      <text:p text:style-name="P5"/>
      <text:p text:style-name="P5"><text:span text:style-name="T1">Marthe LUCAS, « La compensation écologique des zones humides en France : vers une intégration des services écosystémiques ? », </text:span>Droit de l'environnement<text:span text:style-name="T1">, n° 19, janvier 2014, 7 p.</text:span></text:p>
      <text:p text:style-name="P5"/>
      <text:p text:style-name="P5"><text:span text:style-name="T1">Becca MADSEN et al., « Offset and compensation programs worldwide », <text:s/></text:span>State of biodiversity markets<text:span text:style-name="T1">, 2010. 85 p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8:15:18.329735669</meta:creation-date>
    <dc:date>2014-07-29T20:22:52.51526676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2" meta:paragraph-count="20" meta:word-count="506" meta:character-count="3447" meta:non-whitespace-character-count="2952"/>
  </office:meta>
</office:document-meta>
</file>